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8aa1" officeooo:paragraph-rsid="00048aa1"/>
    </style:style>
    <style:style style:name="P2" style:family="paragraph" style:parent-style-name="Standard">
      <style:text-properties officeooo:rsid="00048aa1" officeooo:paragraph-rsid="0004cb29"/>
    </style:style>
    <style:style style:name="P3" style:family="paragraph" style:parent-style-name="Standard">
      <style:text-properties officeooo:rsid="00048aa1" officeooo:paragraph-rsid="00051249"/>
    </style:style>
    <style:style style:name="P4" style:family="paragraph" style:parent-style-name="Standard">
      <style:text-properties officeooo:rsid="00071d00" officeooo:paragraph-rsid="00071d00"/>
    </style:style>
    <style:style style:name="P5" style:family="paragraph" style:parent-style-name="Standard">
      <style:text-properties officeooo:rsid="00071d00" officeooo:paragraph-rsid="000870d7"/>
    </style:style>
    <style:style style:name="P6" style:family="paragraph" style:parent-style-name="Standard">
      <style:text-properties officeooo:rsid="000870d7" officeooo:paragraph-rsid="0008d2a9"/>
    </style:style>
    <style:style style:name="P7" style:family="paragraph" style:parent-style-name="Standard">
      <style:text-properties officeooo:rsid="0008d2a9" officeooo:paragraph-rsid="0008d2a9"/>
    </style:style>
    <style:style style:name="P8" style:family="paragraph" style:parent-style-name="Standard">
      <style:text-properties officeooo:rsid="000ad197" officeooo:paragraph-rsid="000ad197"/>
    </style:style>
    <style:style style:name="P9" style:family="paragraph" style:parent-style-name="Standard">
      <style:text-properties officeooo:rsid="000b34ff" officeooo:paragraph-rsid="000b34ff"/>
    </style:style>
    <style:style style:name="P10" style:family="paragraph" style:parent-style-name="Standard">
      <style:text-properties officeooo:rsid="000c2b7b" officeooo:paragraph-rsid="000c2b7b"/>
    </style:style>
    <style:style style:name="P11" style:family="paragraph" style:parent-style-name="Standard">
      <style:text-properties officeooo:rsid="000ced5c" officeooo:paragraph-rsid="000ced5c"/>
    </style:style>
    <style:style style:name="P12" style:family="paragraph" style:parent-style-name="Standard">
      <style:text-properties officeooo:rsid="000ced5c" officeooo:paragraph-rsid="000e87ed"/>
    </style:style>
    <style:style style:name="T1" style:family="text">
      <style:text-properties officeooo:rsid="0004cb29"/>
    </style:style>
    <style:style style:name="T2" style:family="text">
      <style:text-properties officeooo:rsid="00051249"/>
    </style:style>
    <style:style style:name="T3" style:family="text">
      <style:text-properties officeooo:rsid="000870d7"/>
    </style:style>
    <style:style style:name="T4" style:family="text">
      <style:text-properties officeooo:rsid="0008d2a9"/>
    </style:style>
    <style:style style:name="T5" style:family="text">
      <style:text-properties officeooo:rsid="000b34ff"/>
    </style:style>
    <style:style style:name="T6" style:family="text">
      <style:text-properties officeooo:rsid="000e87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1 602</text:p>
      <text:p text:style-name="P1">Exercice 1</text:p>
      <text:p text:style-name="P1">1) wc fichier.txt → 53998 mots, 3429 lignes</text:p>
      <text:p text:style-name="P1"/>
      <text:p text:style-name="P3">2) Oui : <text:span text:style-name="T2">grep Lune Autour_de_la_Lune_UTF-8.txt</text:span></text:p>
      <text:p text:style-name="P1"/>
      <text:p text:style-name="P3">3) <text:span text:style-name="T2">Oui : grep lune Autour_de_la_Lune_UTF-8.txt</text:span></text:p>
      <text:p text:style-name="P2"/>
      <text:p text:style-name="P2">4) <text:span text:style-name="T1">grep -o -n lune Autour_de_la_Lune_UTF-8.txt | grep -o -n Lune Autour_de_la_Lune_UTF-8.txt</text:span></text:p>
      <text:p text:style-name="P2"/>
      <text:p text:style-name="P2">5)<text:span text:style-name="T1">: grep -w -c -n lune Autour_de_la_Lune_UTF-8.txt | grep -w -c -n Lune Autour_de_la_Lune_UTF-8.txt</text:span></text:p>
      <text:p text:style-name="P2"/>
      <text:p text:style-name="P4">6) 30 : <text:s/><text:span text:style-name="T1">grep -w -c -n lune Autour_de_la_Lune_UTF-8.txt </text:span>| wc</text:p>
      <text:p text:style-name="P4"/>
      <text:p text:style-name="P5">7) <text:span text:style-name="T3">6 : egrep -o -n -I [a-b]*[A-B]*ette[.] Autour_de_la_Lune_UTF-8.txt | wc</text:span></text:p>
      <text:p text:style-name="P5"/>
      <text:p text:style-name="P6">8) <text:span text:style-name="T4">grep -n -o [[:alpha:]]*ette[.] Autour_de_la_Lune_UTF-8.txt | sed 's/\.//'</text:span></text:p>
      <text:p text:style-name="P7">421:couchette.</text:p>
      <text:p text:style-name="P7">1424:allumette.</text:p>
      <text:p text:style-name="P7">1828:lunette.</text:p>
      <text:p text:style-name="P7">3032:dunette.</text:p>
      <text:p text:style-name="P7">3166:corvette.</text:p>
      <text:p text:style-name="P7">3314:corvette.</text:p>
      <text:p text:style-name="P7"/>
      <text:p text:style-name="P7">9) <text:span text:style-name="T5">TROP DUR SA MÈRE</text:span></text:p>
      <text:p text:style-name="P9">10) TROP DUR SA MÈRE</text:p>
      <text:p text:style-name="P7"/>
      <text:p text:style-name="P8">Exercice 2 </text:p>
      <text:p text:style-name="P10">1) 5 actes : grep -c ACTE.*, Avare_UTF-8.txt</text:p>
      <text:p text:style-name="P11">2) 961 répliques : grep -c : fichier.txt</text:p>
      <text:p text:style-name="P12">3) <text:span text:style-name="T6">grep -n 'HARPAGON :\|VALERE :' Avare_UTF-8.t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4:10:00.037792779</meta:creation-date>
    <dc:date>2020-02-18T15:57:14.116882383</dc:date>
    <meta:editing-duration>PT46M1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22" meta:character-count="819" meta:non-whitespace-character-count="717"/>
  </office:meta>
</office:document-meta>
</file>